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Performance Test</text:p>
          </table:table-cell>
          <table:table-cell table:number-columns-repeated="7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7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7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7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7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time for vishnu</text:p>
          </table:table-cell>
          <table:table-cell office:value-type="string">
            <text:p>Output time for ssh</text:p>
          </table:table-cell>
          <table:table-cell office:value-type="string">
            <text:p>memory comsumption</text:p>
          </table:table-cell>
          <table:table-cell office:value-type="string">
            <text:p>Remarque</text:p>
          </table:table-cell>
        </table:table-row>
        <table:table-row table:style-name="ro1">
          <table:table-cell office:value-type="string">
            <text:p>CDP-3.1-connect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uname » </text:p>
          </table:table-cell>
          <table:table-cell office:value-type="string">
            <text:p>connect</text:p>
          </table:table-cell>
          <table:table-cell office:value-type="string">
            <text:p>execution time</text:p>
          </table:table-cell>
          <table:table-cell office:value-type="string">
            <text:p>0,11s</text:p>
          </table:table-cell>
          <table:table-cell office:value-type="string">
            <text:p>0,15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close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uname » </text:p>
          </table:table-cell>
          <table:table-cell office:value-type="string">
            <text:p>close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5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2">
          <table:table-cell office:value-type="string">
            <text:p>CDP-3.1-listSess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Sessions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14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2.1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connect</text:p>
          </table:table-cell>
          <table:table-cell office:value-type="string">
            <text:p>cpu consumption</text:p>
          </table:table-cell>
          <table:table-cell table:style-name="ce5"/>
          <table:table-cell/>
          <table:table-cell table:style-name="ce6" office:value-type="percentage" office:value="0.004">
            <text:p>0,40%</text:p>
          </table:table-cell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2.2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ums sed</text:p>
          </table:table-cell>
          <table:table-cell office:value-type="string">
            <text:p>cpu consumption</text:p>
          </table:table-cell>
          <table:table-cell table:number-columns-repeated="2"/>
          <table:table-cell table:style-name="ce6" office:value-type="percentage" office:value="0.007">
            <text:p>0,70%</text:p>
          </table:table-cell>
          <table:table-cell/>
        </table:table-row>
        <table:table-row table:style-name="ro1">
          <table:table-cell office:value-type="string">
            <text:p>CDP-3.1-connect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uname »</text:p>
          </table:table-cell>
          <table:table-cell/>
          <table:table-cell office:value-type="string">
            <text:p>execution time</text:p>
          </table:table-cell>
          <table:table-cell table:number-columns-repeated="4"/>
        </table:table-row>
        <table:table-row table:style-name="ro1">
          <table:table-cell office:value-type="string">
            <text:p>CDP-3.1-listSession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Session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 table:number-columns-repeated="2"/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24s</text:p>
          </table:table-cell>
          <table:table-cell office:value-type="string">
            <text:p>0,36s</text:p>
          </table:table-cell>
          <table:table-cell table:number-columns-repeated="2"/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comparison with « ssh <text:span text:style-name="T1">remoteServer</text:span>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 table:number-columns-repeated="2"/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 table:number-columns-repeated="2"/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comparison with « ssh <text:span text:style-name="T1">remoteServer</text:span>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 table:number-columns-repeated="2"/>
        </table:table-row>
        <table:table-row table:style-name="ro1">
          <table:table-cell office:value-type="string">
            <text:p>CDP-3.1-listLocalAccount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LocalAccount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7/03/2011</text:date>, <text:time>16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7T16:09:22</dc:date>
    <meta:editing-duration>PT08H54M31S</meta:editing-duration>
    <meta:editing-cycles>36</meta:editing-cycles>
    <meta:generator>OpenOffice.org/3.2$Unix OpenOffice.org_project/320m19$Build-9505</meta:generator>
    <dc:creator>traore </dc:creator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